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color="#800000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>
        <style:tab-stops>
          <style:tab-stop style:position="6.948cm"/>
        </style:tab-stops>
      </style:paragraph-properties>
    </style:style>
    <style:style style:name="T1" style:family="text">
      <style:text-properties fo:font-size="16pt" style:font-size-asian="16pt" style:language-asian="es" style:country-asian="ES" style:font-size-complex="16pt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Mean Opinion Score (MOS) </text:span></text:p>
      <text:p text:style-name="Standard"><text:a xlink:type="simple" xlink:href="http://en.wikipedia.org/wiki/Mean_opinion_score"><text:span text:style-name="T1">http://en.wikipedia.org/wiki/Mean_opinion_score</text:span></text:a></text:p>
      <text:h text:style-name="Heading_20_1" text:outline-level="1"><text:bookmark text:name="firstHeading"/>Voice recognition <text:s/>VS Speech recognition</text:h>
      <text:h text:style-name="Heading_20_1" text:outline-level="1"><text:bookmark text:name="firstHeading1"/>Speaker recognition </text:h>
      <text:h text:style-name="Heading_20_1" text:outline-level="1"><text:bookmark text:name="firstHeading2"/>Speaker diarisation</text:h>
      <text:h text:style-name="Heading_20_1" text:outline-level="1"><text:bookmark text:name="firstHeading3"/>Keyword spotting </text:h>
      <text:p text:style-name="Text_20_body">Reconocimiento de voz, redes neuronales y modelos de markov, patrones.</text:p>
      <text:p text:style-name="Text_20_body">PROSODIA</text:p>
      <text:p text:style-name="Text_20_body">SINTETIZADORES DE VOZ, accesibilidad, invidentes....</text:p>
      <text:p text:style-name="Text_20_body">CODIFICACION DE VOZ</text:p>
      <text:p text:style-name="Text_20_body"><text:tab/>Forma de onda</text:p>
      <text:p text:style-name="Text_20_body"><text:tab/>parametrica</text:p>
      <text:p text:style-name="Text_20_body"><text:tab/>hibrida ++++</text:p>
      <text:h text:style-name="Heading_20_1" text:outline-level="1"><text:bookmark text:name="firstHeading4"/>Codec de audio (pagina wikipedia) y voz</text:h>
      <text:p text:style-name="Text_20_body">Codecs, Speex+++</text:p>
      <text:p text:style-name="Text_20_body"/>
      <text:p text:style-name="Text_20_body">Funcionamiento del oido, liquido, caracol, pelillos, timpano...</text:p>
      <text:p text:style-name="Text_20_body">Sonar, murcielagos, perros, elefantes</text:p>
      <text:p text:style-name="Text_20_body">Produccion de voz (aparato fonador)</text:p>
      <text:p text:style-name="Text_20_body">frecuencia fundamental de la voz (pitch)</text:p>
      <text:p text:style-name="Text_20_body">glotis</text:p>
      <text:p text:style-name="Text_20_body">lenguas tonales</text:p>
      <text:p text:style-name="P1">ondas sonoras, ondas mecanicas, ondas elasticas, efecto doppler, acustica, musica, batimiento, propagacion del sonido, barrera del sonido,</text:p>
      <text:p text:style-name="Text_20_body"/>
      <text:p text:style-name="Text_20_body">Fonetica, tipos de sonidos, fonemas, alfono, grafema, clasificacion de fonemas</text:p>
      <text:p text:style-name="Text_20_body">Articulacion de fonemas, articulacion, coarticulacion, prosodia</text:p>
      <text:p text:style-name="Text_20_body"/>
      <text:p text:style-name="Text_20_body">Analisis de la voz en el tiempo</text:p>
      <text:p text:style-name="P2">parametros de analisss en el tiempo, cruces por cero teorema de bolzano, etc</text:p>
      <text:p text:style-name="Text_20_body">muestreo, teorema de nyquist</text:p>
      <text:p text:style-name="Text_20_body"><text:soft-page-break/>enventanado, funciones ventana, ventana rectangular y ventana de hamming, tratamiento de bordes</text:p>
      <text:p text:style-name="Text_20_body">center clipping</text:p>
      <text:p text:style-name="Text_20_body">autocorrelacion</text:p>
      <text:p text:style-name="Text_20_body">deteccion de inicio y final de palabra</text:p>
      <text:p text:style-name="Text_20_body"/>
      <text:p text:style-name="P3">Señales digitales, sistemas digitales, sistemas lineales y no lineales (aplicacionetras lineales y no lineales)</text:p>
      <text:p text:style-name="Text_20_body">sistemas invariantes en el tiempo</text:p>
      <text:p text:style-name="Text_20_body">respuesta impulsiva</text:p>
      <text:p text:style-name="Text_20_body">convolucion, teorema, correlacion, correlacion cruzada, autocorrelacion, covarianza</text:p>
      <text:p text:style-name="Text_20_body">tipos de sistemas digitales segun la respuesta</text:p>
      <text:p text:style-name="Text_20_body">transformada Z, propiedades, ROC (convergencia)</text:p>
      <text:p text:style-name="Text_20_body">funciones de transferencia</text:p>
      <text:p text:style-name="Text_20_body">transformada de laplace</text:p>
      <text:p text:style-name="Text_20_body">transformada de fourier</text:p>
      <text:p text:style-name="Text_20_body">transformada rapida de fourier, mejoras recientes (meneame)</text:p>
      <text:p text:style-name="Text_20_body">Modelos de prediccion lineal, MODELO LPC, filtro lp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FreeSan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0T06:37:47</meta:creation-date>
    <dc:date>2012-05-11T05:45:26</dc:date>
    <meta:editing-duration>PT22H37M38S</meta:editing-duration>
    <meta:editing-cycles>9</meta:editing-cycles>
    <meta:generator>LibreOffice/3.5$Linux_x86 LibreOffice_project/350m1$Build-202</meta:generator>
    <meta:document-statistic meta:table-count="0" meta:image-count="0" meta:object-count="0" meta:page-count="2" meta:paragraph-count="42" meta:word-count="218" meta:character-count="1706" meta:non-whitespace-character-count="1523"/>
  </office:meta>
</office:document-meta>
</file>